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E78C834274A4C4B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98ba4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a2111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b59d7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7c62" officeooo:paragraph-rsid="009a7c62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7c62" officeooo:paragraph-rsid="009ad6e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d6e5" officeooo:paragraph-rsid="009ad6e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c3bc6" officeooo:paragraph-rsid="009c3bc6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d193c" officeooo:paragraph-rsid="009d193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f28bf" officeooo:paragraph-rsid="009f28bf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a02851" officeooo:paragraph-rsid="00a02851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a86d87" officeooo:paragraph-rsid="00a86d8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ab7175" officeooo:paragraph-rsid="00ab717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b0ca93" officeooo:paragraph-rsid="00b0ca93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b365ae" officeooo:paragraph-rsid="00b365ae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b3a791" officeooo:paragraph-rsid="00b3a791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9a7c62" officeooo:paragraph-rsid="009ad6e5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98ba4d" officeooo:paragraph-rsid="0098ba4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b3a791" officeooo:paragraph-rsid="00b3a79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1pt" fo:font-weight="bold" officeooo:paragraph-rsid="0098ba4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9ad6e5" officeooo:paragraph-rsid="009ad6e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b59d75" officeooo:paragraph-rsid="00b59d75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98ba4d" style:font-size-asian="11pt" style:font-weight-asian="normal" style:font-size-complex="11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4" style:family="text">
      <style:text-properties style:font-name="Liberation Mono" fo:font-size="11pt" style:text-underline-style="none" style:font-size-asian="11pt" style:font-size-complex="11pt"/>
    </style:style>
    <style:style style:name="T5" style:family="text">
      <style:text-properties style:font-name="Liberation Mono" fo:font-size="11pt" style:text-underline-style="none" officeooo:rsid="009a7c62" style:font-size-asian="11pt" style:font-size-complex="11pt"/>
    </style:style>
    <style:style style:name="T6" style:family="text">
      <style:text-properties style:font-name="Liberation Mono" fo:font-size="9pt" officeooo:rsid="00197358" style:font-size-asian="9pt" style:font-size-complex="9pt"/>
    </style:style>
    <style:style style:name="T7" style:family="text">
      <style:text-properties style:font-name="Liberation Mono" fo:font-size="9pt" style:font-size-asian="7.84999990463257pt" style:font-size-complex="9pt"/>
    </style:style>
    <style:style style:name="T8" style:family="text">
      <style:text-properties officeooo:rsid="009ad6e5"/>
    </style:style>
    <style:style style:name="T9" style:family="text">
      <style:text-properties officeooo:rsid="00a6cfad"/>
    </style:style>
    <style:style style:name="T10" style:family="text">
      <style:text-properties officeooo:rsid="00aeb6bf"/>
    </style:style>
    <style:style style:name="T11" style:family="text">
      <style:text-properties style:text-underline-style="none" officeooo:rsid="0098ba4d"/>
    </style:style>
    <style:style style:name="T12" style:family="text">
      <style:text-properties officeooo:rsid="00aecd4f"/>
    </style:style>
    <style:style style:name="T13" style:family="text">
      <style:text-properties officeooo:rsid="00b59d7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0"><draw:image xlink:href="Pictures/100002010000035300000119E78C834274A4C4B9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9H35M59S</meta:editing-duration>
    <meta:editing-cycles>127</meta:editing-cycles>
    <dc:title>SIN</dc:title>
    <dc:date>2021-03-27T23:55:35.256000000</dc:date>
    <meta:document-statistic meta:table-count="0" meta:image-count="1" meta:object-count="0" meta:page-count="1" meta:paragraph-count="4" meta:word-count="11" meta:character-count="61" meta:non-whitespace-character-count="48"/>
    <meta:template xlink:type="simple" xlink:actuate="onRequest" xlink:title="SIN" xlink:href="file:///C:/Users/MSI/AppData/Roaming/LibreOffice/4/user/template/SIN.ott" meta:date="2021-03-05T16:19:12.220000000"/>
  </office:meta>
</office:document-meta>
</file>